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P1" style:family="paragraph" style:parent-style-name="Standard">
      <style:text-properties style:font-name="Verdana" fo:font-size="14pt" officeooo:rsid="000bb6e5" officeooo:paragraph-rsid="000bb6e5" style:font-size-asian="14pt" style:font-size-complex="14pt"/>
    </style:style>
    <style:style style:name="P2" style:family="paragraph" style:parent-style-name="Standard">
      <style:text-properties style:font-name="Verdana" fo:font-size="14pt" officeooo:rsid="000bb6e5" officeooo:paragraph-rsid="0010103e" style:font-size-asian="14pt" style:font-size-complex="14pt"/>
    </style:style>
    <style:style style:name="P3" style:family="paragraph" style:parent-style-name="Standard">
      <style:text-properties style:font-name="Verdana" fo:font-size="14pt" officeooo:rsid="000bb6e5" officeooo:paragraph-rsid="000e5270" style:font-size-asian="14pt" style:font-size-complex="14pt"/>
    </style:style>
    <style:style style:name="P4" style:family="paragraph" style:parent-style-name="Standard">
      <style:text-properties style:font-name="Verdana" fo:font-size="14pt" officeooo:rsid="000e8860" officeooo:paragraph-rsid="000e8860" style:font-size-asian="14pt" style:font-size-complex="14pt"/>
    </style:style>
    <style:style style:name="P5" style:family="paragraph" style:parent-style-name="Standard">
      <style:text-properties style:font-name="Verdana" fo:font-size="14pt" officeooo:rsid="000cb8e8" officeooo:paragraph-rsid="0010103e" style:font-size-asian="14pt" style:font-size-complex="14pt"/>
    </style:style>
    <style:style style:name="P6" style:family="paragraph" style:parent-style-name="Standard">
      <style:text-properties style:font-name="Verdana" fo:font-size="14pt" officeooo:rsid="000cb8e8" officeooo:paragraph-rsid="000cb8e8" style:font-size-asian="14pt" style:font-size-complex="14pt"/>
    </style:style>
    <style:style style:name="P7" style:family="paragraph" style:parent-style-name="Standard">
      <style:text-properties style:font-name="Verdana" fo:font-size="14pt" officeooo:rsid="000e5270" officeooo:paragraph-rsid="000e5270" style:font-size-asian="14pt" style:font-size-complex="14pt"/>
    </style:style>
    <style:style style:name="P8" style:family="paragraph" style:parent-style-name="Standard">
      <style:text-properties style:font-name="Verdana" fo:font-size="14pt" officeooo:rsid="0010103e" officeooo:paragraph-rsid="0010103e" style:font-size-asian="14pt" style:font-size-complex="14pt"/>
    </style:style>
    <style:style style:name="P9" style:family="paragraph" style:parent-style-name="Standard">
      <style:text-properties style:font-name="Verdana" fo:font-size="14pt" officeooo:paragraph-rsid="000e8860" style:font-size-asian="14pt" style:font-size-complex="14pt"/>
    </style:style>
    <style:style style:name="P10" style:family="paragraph" style:parent-style-name="Standard">
      <style:text-properties style:font-name="Verdana" fo:font-size="14pt" officeooo:paragraph-rsid="0010103e" style:font-size-asian="14pt" style:font-size-complex="14pt"/>
    </style:style>
    <style:style style:name="P11" style:family="paragraph" style:parent-style-name="Standard">
      <style:text-properties style:font-name="Verdana" fo:font-size="14pt" officeooo:paragraph-rsid="000cb8e8" style:font-size-asian="14pt" style:font-size-complex="14pt"/>
    </style:style>
    <style:style style:name="P12" style:family="paragraph" style:parent-style-name="Standard">
      <style:text-properties style:font-name="Verdana" fo:font-size="14pt" officeooo:paragraph-rsid="000e5270" style:font-size-asian="14pt" style:font-size-complex="14pt"/>
    </style:style>
    <style:style style:name="P13" style:family="paragraph" style:parent-style-name="Standard">
      <style:text-properties style:font-name="Verdana" fo:font-size="15pt" officeooo:rsid="000bb6e5" officeooo:paragraph-rsid="000bb6e5" style:font-size-asian="15pt" style:font-size-complex="15pt"/>
    </style:style>
    <style:style style:name="P14" style:family="paragraph" style:parent-style-name="Standard" style:list-style-name="L1">
      <style:text-properties style:font-name="Verdana" fo:font-size="15pt" fo:font-style="italic" style:text-underline-style="none" fo:font-weight="bold" officeooo:rsid="000bb6e5" officeooo:paragraph-rsid="000bb6e5" style:font-size-asian="15pt" style:font-style-asian="italic" style:font-weight-asian="bold" style:font-size-complex="15pt" style:font-style-complex="italic" style:font-weight-complex="bold"/>
    </style:style>
    <style:style style:name="P15" style:family="paragraph" style:parent-style-name="Standard" style:list-style-name="L2">
      <style:text-properties style:font-name="Verdana" fo:font-size="14pt" officeooo:paragraph-rsid="000bb6e5" style:font-size-asian="14pt" style:font-size-complex="14pt"/>
    </style:style>
    <style:style style:name="P16" style:family="paragraph" style:parent-style-name="Standard" style:list-style-name="L3">
      <style:text-properties style:font-name="Verdana" fo:font-size="14pt" officeooo:paragraph-rsid="000bb6e5" style:font-size-asian="14pt" style:font-size-complex="14pt"/>
    </style:style>
    <style:style style:name="P17" style:family="paragraph" style:parent-style-name="Standard" style:list-style-name="L4">
      <style:text-properties style:font-name="Verdana" fo:font-size="14pt" officeooo:paragraph-rsid="000e8860" style:font-size-asian="14pt" style:font-size-complex="14pt"/>
    </style:style>
    <style:style style:name="P18" style:family="paragraph" style:parent-style-name="Standard" style:list-style-name="L4">
      <style:text-properties style:font-name="Verdana" fo:font-size="14pt" officeooo:rsid="000e8860" officeooo:paragraph-rsid="000e8860" style:font-size-asian="14pt" style:font-size-complex="14pt"/>
    </style:style>
    <style:style style:name="P19" style:family="paragraph" style:parent-style-name="Standard" style:list-style-name="L4">
      <style:text-properties style:font-name="Verdana" fo:font-size="14pt" officeooo:rsid="000e8860" officeooo:paragraph-rsid="0011fc63" style:font-size-asian="14pt" style:font-size-complex="14pt"/>
    </style:style>
    <style:style style:name="P20" style:family="paragraph" style:parent-style-name="Standard">
      <style:text-properties style:font-name="Verdana" fo:font-size="14pt" officeooo:rsid="000e8860" officeooo:paragraph-rsid="0011fc63" style:font-size-asian="14pt" style:font-size-complex="14pt"/>
    </style:style>
    <style:style style:name="P21" style:family="paragraph" style:parent-style-name="Standard">
      <style:text-properties style:font-name="Verdana" fo:font-size="14pt" officeooo:rsid="000e8860" officeooo:paragraph-rsid="000e8860" style:font-size-asian="14pt" style:font-size-complex="14pt"/>
    </style:style>
    <style:style style:name="P22" style:family="paragraph" style:parent-style-name="Standard">
      <style:text-properties style:font-name="Verdana" fo:font-size="14pt" officeooo:rsid="000e8860" officeooo:paragraph-rsid="0015cb74" style:font-size-asian="14pt" style:font-size-complex="14pt"/>
    </style:style>
    <style:style style:name="P23" style:family="paragraph" style:parent-style-name="Standard" style:list-style-name="L5">
      <style:text-properties style:font-name="Verdana" fo:font-size="14pt" officeooo:paragraph-rsid="000bb6e5" style:font-size-asian="14pt" style:font-size-complex="14pt"/>
    </style:style>
    <style:style style:name="P24" style:family="paragraph" style:parent-style-name="Standard" style:list-style-name="L5">
      <style:text-properties style:font-name="Verdana" fo:font-size="14pt" officeooo:rsid="000bb6e5" officeooo:paragraph-rsid="000bb6e5" style:font-size-asian="14pt" style:font-size-complex="14pt"/>
    </style:style>
    <style:style style:name="P25" style:family="paragraph" style:parent-style-name="Standard" style:list-style-name="L6">
      <style:text-properties style:font-name="Verdana" fo:font-size="14pt" officeooo:rsid="000bb6e5" officeooo:paragraph-rsid="000bb6e5" style:font-size-asian="14pt" style:font-size-complex="14pt"/>
    </style:style>
    <style:style style:name="P26" style:family="paragraph" style:parent-style-name="Standard" style:list-style-name="L8">
      <style:text-properties style:font-name="Verdana" fo:font-size="14pt" officeooo:rsid="000bb6e5" officeooo:paragraph-rsid="000e5270" style:font-size-asian="14pt" style:font-size-complex="14pt"/>
    </style:style>
    <style:style style:name="P27" style:family="paragraph" style:parent-style-name="Standard">
      <style:text-properties style:font-name="Verdana" fo:font-size="14pt" officeooo:rsid="000bb6e5" officeooo:paragraph-rsid="000bb6e5" style:font-size-asian="14pt" style:font-size-complex="14pt"/>
    </style:style>
    <style:style style:name="P28" style:family="paragraph" style:parent-style-name="Standard">
      <style:text-properties style:font-name="Verdana" fo:font-size="14pt" officeooo:rsid="000bb6e5" officeooo:paragraph-rsid="0010103e" style:font-size-asian="14pt" style:font-size-complex="14pt"/>
    </style:style>
    <style:style style:name="P29" style:family="paragraph" style:parent-style-name="Standard">
      <style:text-properties style:font-name="Verdana" fo:font-size="14pt" officeooo:rsid="000bb6e5" officeooo:paragraph-rsid="0011fc63" style:font-size-asian="14pt" style:font-size-complex="14pt"/>
    </style:style>
    <style:style style:name="P30" style:family="paragraph" style:parent-style-name="Standard">
      <style:text-properties style:font-name="Verdana" fo:font-size="14pt" officeooo:rsid="000bb6e5" officeooo:paragraph-rsid="000e5270" style:font-size-asian="14pt" style:font-size-complex="14pt"/>
    </style:style>
    <style:style style:name="P31" style:family="paragraph" style:parent-style-name="Standard">
      <style:text-properties style:font-name="Verdana" fo:font-size="14pt" officeooo:rsid="000bb6e5" officeooo:paragraph-rsid="0013467f" style:font-size-asian="14pt" style:font-size-complex="14pt"/>
    </style:style>
    <style:style style:name="P32" style:family="paragraph" style:parent-style-name="Standard">
      <style:text-properties style:font-name="Verdana" fo:font-size="14pt" officeooo:rsid="000cb8e8" officeooo:paragraph-rsid="0011fc63" style:font-size-asian="14pt" style:font-size-complex="14pt"/>
    </style:style>
    <style:style style:name="P33" style:family="paragraph" style:parent-style-name="Standard" style:list-style-name="L7">
      <style:text-properties style:font-name="Verdana" fo:font-size="14pt" officeooo:rsid="000e5270" officeooo:paragraph-rsid="000e5270" style:font-size-asian="14pt" style:font-size-complex="14pt"/>
    </style:style>
    <style:style style:name="P34" style:family="paragraph" style:parent-style-name="Standard" style:list-style-name="L8">
      <style:text-properties style:font-name="Verdana" fo:font-size="14pt" officeooo:rsid="000e5270" officeooo:paragraph-rsid="000e5270" style:font-size-asian="14pt" style:font-size-complex="14pt"/>
    </style:style>
    <style:style style:name="P35" style:family="paragraph" style:parent-style-name="Standard">
      <style:text-properties style:font-name="Verdana" fo:font-size="14pt" officeooo:rsid="000e5270" officeooo:paragraph-rsid="0013467f" style:font-size-asian="14pt" style:font-size-complex="14pt"/>
    </style:style>
    <style:style style:name="P36" style:family="paragraph" style:parent-style-name="Standard">
      <style:text-properties style:font-name="Verdana" fo:font-size="14pt" officeooo:rsid="000e5270" officeooo:paragraph-rsid="000e5270" style:font-size-asian="14pt" style:font-size-complex="14pt"/>
    </style:style>
    <style:style style:name="P37" style:family="paragraph" style:parent-style-name="Standard">
      <style:text-properties style:font-name="Verdana" fo:font-size="14pt" officeooo:paragraph-rsid="0011fc63" style:font-size-asian="14pt" style:font-size-complex="14pt"/>
    </style:style>
    <style:style style:name="P38" style:family="paragraph" style:parent-style-name="Standard">
      <style:text-properties style:font-name="Verdana" fo:font-size="14pt" officeooo:paragraph-rsid="000e5270" style:font-size-asian="14pt" style:font-size-complex="14pt"/>
    </style:style>
    <style:style style:name="P39" style:family="paragraph" style:parent-style-name="Standard">
      <style:text-properties style:font-name="Verdana" fo:font-size="14pt" officeooo:paragraph-rsid="0010103e" style:font-size-asian="14pt" style:font-size-complex="14pt"/>
    </style:style>
    <style:style style:name="P40" style:family="paragraph" style:parent-style-name="Standard">
      <style:text-properties style:font-name="Verdana" fo:font-size="14pt" officeooo:rsid="0013467f" officeooo:paragraph-rsid="0013467f" style:font-size-asian="14pt" style:font-size-complex="14pt"/>
    </style:style>
    <style:style style:name="P41" style:family="paragraph" style:parent-style-name="Standard">
      <style:text-properties style:font-name="Verdana" fo:font-size="14pt" officeooo:paragraph-rsid="0013467f" style:font-size-asian="14pt" style:font-size-complex="14pt"/>
    </style:style>
    <style:style style:name="P42" style:family="paragraph" style:parent-style-name="Standard">
      <style:text-properties style:font-name="Verdana" fo:font-size="14pt" officeooo:rsid="0010103e" officeooo:paragraph-rsid="0010103e" style:font-size-asian="14pt" style:font-size-complex="14pt"/>
    </style:style>
    <style:style style:name="P43" style:family="paragraph" style:parent-style-name="Standard">
      <style:text-properties style:font-name="Verdana" fo:font-size="14pt" officeooo:rsid="0010103e" officeooo:paragraph-rsid="000e8860" style:font-size-asian="14pt" style:font-size-complex="14pt"/>
    </style:style>
    <style:style style:name="P44" style:family="paragraph" style:parent-style-name="Standard">
      <style:text-properties style:font-name="Verdana" fo:font-size="14pt" officeooo:rsid="0010103e" officeooo:paragraph-rsid="0015cb74" style:font-size-asian="14pt" style:font-size-complex="14pt"/>
    </style:style>
    <style:style style:name="P45" style:family="paragraph" style:parent-style-name="Standard" style:list-style-name="L9">
      <style:text-properties style:font-name="Verdana" fo:font-size="14pt" officeooo:rsid="0011674b" officeooo:paragraph-rsid="0011674b" style:font-size-asian="14pt" style:font-size-complex="14pt"/>
    </style:style>
    <style:style style:name="P46" style:family="paragraph" style:parent-style-name="Standard" style:list-style-name="L9">
      <style:text-properties style:font-name="Verdana" fo:font-size="14pt" officeooo:paragraph-rsid="0011674b" style:font-size-asian="14pt" style:font-size-complex="14pt"/>
    </style:style>
    <style:style style:name="P47" style:family="paragraph" style:parent-style-name="Standard" style:list-style-name="L1">
      <style:text-properties style:font-name="Verdana" fo:font-size="14pt" fo:font-style="italic" style:text-underline-style="none" fo:font-weight="bold" officeooo:rsid="000bb6e5" officeooo:paragraph-rsid="000bb6e5" style:font-size-asian="14pt" style:font-style-asian="italic" style:font-weight-asian="bold" style:font-size-complex="14pt" style:font-style-complex="italic" style:font-weight-complex="bold"/>
    </style:style>
    <style:style style:name="P48" style:family="paragraph" style:parent-style-name="Standard" style:list-style-name="L1">
      <style:text-properties style:font-name="Verdana" fo:font-size="14pt" fo:font-style="italic" style:text-underline-style="none" fo:font-weight="bold" officeooo:paragraph-rsid="000bb6e5" style:font-size-asian="14pt" style:font-style-asian="italic" style:font-weight-asian="bold" style:font-size-complex="14pt" style:font-style-complex="italic" style:font-weight-complex="bold"/>
    </style:style>
    <style:style style:name="P49" style:family="paragraph" style:parent-style-name="Standard" style:list-style-name="L1">
      <style:text-properties style:font-name="Verdana" fo:font-size="14pt" fo:font-style="italic" style:text-underline-style="none" fo:font-weight="bold" officeooo:paragraph-rsid="000e5270" style:font-size-asian="14pt" style:font-style-asian="italic" style:font-weight-asian="bold" style:font-size-complex="14pt" style:font-style-complex="italic" style:font-weight-complex="bold"/>
    </style:style>
    <style:style style:name="P50" style:family="paragraph" style:parent-style-name="Standard" style:list-style-name="L1">
      <style:text-properties style:font-name="Verdana" fo:font-size="14pt" fo:font-style="italic" style:text-underline-style="none" fo:font-weight="bold" officeooo:paragraph-rsid="000cb8e8" style:font-size-asian="14pt" style:font-style-asian="italic" style:font-weight-asian="bold" style:font-size-complex="14pt" style:font-style-complex="italic" style:font-weight-complex="bold"/>
    </style:style>
    <style:style style:name="P51" style:family="paragraph" style:parent-style-name="Standard" style:list-style-name="L1">
      <style:text-properties style:font-name="Verdana" fo:font-size="14pt" fo:font-style="italic" style:text-underline-style="none" fo:font-weight="bold" officeooo:paragraph-rsid="0011fc63" style:font-size-asian="14pt" style:font-style-asian="italic" style:font-weight-asian="bold" style:font-size-complex="14pt" style:font-style-complex="italic" style:font-weight-complex="bold"/>
    </style:style>
    <style:style style:name="P52" style:family="paragraph" style:parent-style-name="Standard">
      <style:text-properties style:font-name="Verdana" fo:font-size="14pt" fo:font-style="italic" style:text-underline-style="none" fo:font-weight="bold" officeooo:rsid="0010103e" officeooo:paragraph-rsid="0015cb74" style:font-size-asian="14pt" style:font-style-asian="italic" style:font-weight-asian="bold" style:font-size-complex="14pt" style:font-style-complex="italic" style:font-weight-complex="bold"/>
    </style:style>
    <style:style style:name="P53" style:family="paragraph" style:parent-style-name="Standard">
      <style:text-properties style:font-name="Verdana" fo:font-size="14pt" fo:font-style="italic" fo:font-weight="bold" officeooo:rsid="0010103e" officeooo:paragraph-rsid="0010103e" style:font-size-asian="14pt" style:font-style-asian="italic" style:font-weight-asian="bold" style:font-size-complex="14pt" style:font-style-complex="italic" style:font-weight-complex="bold"/>
    </style:style>
    <style:style style:name="P54" style:family="paragraph" style:parent-style-name="Standard" style:list-style-name="L4">
      <style:text-properties style:font-name="Verdana" fo:font-size="14pt" officeooo:rsid="000e8860" officeooo:paragraph-rsid="000e8860" fo:background-color="#e8f2a1" style:font-size-asian="14pt" style:font-size-complex="14pt"/>
    </style:style>
    <style:style style:name="P55" style:family="paragraph" style:parent-style-name="Standard">
      <style:text-properties style:font-name="Verdana" fo:font-size="14pt" officeooo:paragraph-rsid="000e5270" fo:background-color="#e8f2a1" style:font-size-asian="14pt" style:font-size-complex="14pt"/>
    </style:style>
    <style:style style:name="P56" style:family="paragraph" style:parent-style-name="Standard" style:list-style-name="L4">
      <style:text-properties style:font-name="Verdana" fo:font-size="14pt" officeooo:paragraph-rsid="000e8860" fo:background-color="#e8f2a1" style:font-size-asian="14pt" style:font-size-complex="14pt"/>
    </style:style>
    <style:style style:name="P57" style:family="paragraph" style:parent-style-name="Standard" style:list-style-name="L2">
      <style:text-properties fo:color="#bf0041" loext:opacity="100%" style:font-name="Verdana" fo:font-size="14pt" officeooo:paragraph-rsid="000bb6e5" style:font-size-asian="14pt" style:font-size-complex="14pt"/>
    </style:style>
    <style:style style:name="P58" style:family="paragraph" style:parent-style-name="Standard" style:list-style-name="L4">
      <style:text-properties officeooo:paragraph-rsid="000e8860"/>
    </style:style>
    <style:style style:name="P59" style:family="paragraph" style:parent-style-name="Standard" style:list-style-name="L4">
      <style:text-properties officeooo:paragraph-rsid="0013467f"/>
    </style:style>
    <style:style style:name="P60" style:family="paragraph" style:parent-style-name="Standard" style:list-style-name="L6">
      <style:text-properties officeooo:paragraph-rsid="000bb6e5"/>
    </style:style>
    <style:style style:name="P61" style:family="paragraph" style:parent-style-name="Standard" style:list-style-name="L4">
      <style:text-properties fo:color="#224b12" loext:opacity="100%" style:font-name="Verdana" fo:font-size="14pt" officeooo:rsid="000e8860" officeooo:paragraph-rsid="000e8860" style:font-size-asian="14pt" style:font-size-complex="14pt"/>
    </style:style>
    <style:style style:name="P62" style:family="paragraph" style:parent-style-name="Standard">
      <style:text-properties style:use-window-font-color="true" loext:opacity="0%" style:font-name="Verdana" fo:font-size="14pt" officeooo:rsid="000e8860" officeooo:paragraph-rsid="000e8860" style:font-size-asian="14pt" style:font-size-complex="14pt"/>
    </style:style>
    <style:style style:name="P63" style:family="paragraph" style:parent-style-name="Standard" style:list-style-name="L4">
      <style:text-properties style:use-window-font-color="true" loext:opacity="0%" style:font-name="Verdana" fo:font-size="14pt" officeooo:paragraph-rsid="000e8860" style:font-size-asian="14pt" style:font-size-complex="14pt"/>
    </style:style>
    <style:style style:name="P64" style:family="paragraph" style:parent-style-name="Standard">
      <style:text-properties officeooo:paragraph-rsid="000e8860"/>
    </style:style>
    <style:style style:name="P65" style:family="paragraph" style:parent-style-name="Standard">
      <style:text-properties style:font-name="Verdana" fo:font-size="13pt" officeooo:paragraph-rsid="0013467f" style:font-size-asian="13pt" style:font-size-complex="13pt"/>
    </style:style>
    <style:style style:name="P66" style:family="paragraph" style:parent-style-name="Standard" style:list-style-name="L4">
      <style:text-properties style:font-name="Verdana" fo:font-size="13pt" officeooo:paragraph-rsid="0013467f" style:font-size-asian="13pt" style:font-size-complex="13pt"/>
    </style:style>
    <style:style style:name="P67" style:family="paragraph" style:parent-style-name="Standard" style:list-style-name="L9">
      <style:text-properties officeooo:paragraph-rsid="0011674b"/>
    </style:style>
    <style:style style:name="T1" style:family="text">
      <style:text-properties fo:font-size="14pt" officeooo:rsid="000bb6e5" style:font-size-asian="14pt" style:font-size-complex="14pt"/>
    </style:style>
    <style:style style:name="T2" style:family="text">
      <style:text-properties officeooo:rsid="000e5270"/>
    </style:style>
    <style:style style:name="T3" style:family="text">
      <style:text-properties fo:font-style="italic" style:font-style-asian="italic" style:font-style-complex="italic"/>
    </style:style>
    <style:style style:name="T4" style:family="text">
      <style:text-properties fo:font-style="italic" officeooo:rsid="000bb6e5"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officeooo:rsid="000e5270" fo:background-color="#e0c2cd" loext:char-shading-value="0"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style:text-underline-style="solid" style:text-underline-width="auto" style:text-underline-color="font-color" officeooo:rsid="000bb6e5" fo:background-color="#e0c2cd" loext:char-shading-value="0"/>
    </style:style>
    <style:style style:name="T10" style:family="text">
      <style:text-properties style:text-underline-style="solid" style:text-underline-width="auto" style:text-underline-color="font-color" fo:background-color="#e0c2cd" loext:char-shading-value="0"/>
    </style:style>
    <style:style style:name="T11" style:family="text">
      <style:text-properties fo:font-style="normal" style:font-style-asian="normal" style:font-style-complex="normal"/>
    </style:style>
    <style:style style:name="T12" style:family="text">
      <style:text-properties fo:font-style="normal" officeooo:rsid="000e5270" style:font-style-asian="normal" style:font-style-complex="normal"/>
    </style:style>
    <style:style style:name="T13" style:family="text">
      <style:text-properties fo:font-style="normal" style:text-underline-style="solid" style:text-underline-width="auto" style:text-underline-color="font-color" officeooo:rsid="000e5270" fo:background-color="#e0c2cd" loext:char-shading-value="0" style:font-style-asian="normal" style:font-style-complex="normal"/>
    </style:style>
    <style:style style:name="T14" style:family="text">
      <style:text-properties fo:font-style="normal" style:text-underline-style="solid" style:text-underline-width="auto" style:text-underline-color="font-color" fo:background-color="#e0c2cd" loext:char-shading-value="0" style:font-style-asian="normal" style:font-style-complex="normal"/>
    </style:style>
    <style:style style:name="T15" style:family="text">
      <style:text-properties fo:font-style="normal" fo:font-weight="normal" officeooo:rsid="0015cb74" style:font-style-asian="normal" style:font-weight-asian="normal" style:font-style-complex="normal" style:font-weight-complex="normal"/>
    </style:style>
    <style:style style:name="T16" style:family="text">
      <style:text-properties officeooo:rsid="000cb8e8"/>
    </style:style>
    <style:style style:name="T17" style:family="text">
      <style:text-properties officeooo:rsid="000bb6e5"/>
    </style:style>
    <style:style style:name="T18" style:family="text">
      <style:text-properties officeooo:rsid="0010103e"/>
    </style:style>
    <style:style style:name="T19" style:family="text">
      <style:text-properties officeooo:rsid="0011674b"/>
    </style:style>
    <style:style style:name="T20" style:family="text">
      <style:text-properties style:font-name="Verdana" fo:font-size="14pt" officeooo:rsid="000e8860" style:font-size-asian="14pt" style:font-size-complex="14pt"/>
    </style:style>
    <style:style style:name="T21" style:family="text">
      <style:text-properties style:font-name="Verdana" fo:font-size="14pt" officeooo:rsid="0011674b" style:font-size-asian="14pt" style:font-size-complex="14pt"/>
    </style:style>
    <style:style style:name="T22" style:family="text">
      <style:text-properties style:font-name="Verdana" fo:font-size="14pt" officeooo:rsid="000bb6e5" style:font-size-asian="14pt" style:font-size-complex="14pt"/>
    </style:style>
    <style:style style:name="T23" style:family="text">
      <style:text-properties style:font-name="Verdana" fo:font-size="14pt" officeooo:rsid="000e8860" fo:background-color="#e8f2a1" loext:char-shading-value="0" style:font-size-asian="14pt" style:font-size-complex="14pt"/>
    </style:style>
    <style:style style:name="T24" style:family="text">
      <style:text-properties style:font-name="Verdana" fo:font-size="14pt" officeooo:rsid="0011fc63" fo:background-color="#e8f2a1" loext:char-shading-value="0" style:font-size-asian="14pt" style:font-size-complex="14pt"/>
    </style:style>
    <style:style style:name="T25" style:family="text">
      <style:text-properties style:font-name="Verdana" fo:font-size="14pt" officeooo:rsid="000cb8e8" fo:background-color="#e8f2a1" loext:char-shading-value="0" style:font-size-asian="14pt" style:font-size-complex="14pt"/>
    </style:style>
    <style:style style:name="T26" style:family="text">
      <style:text-properties style:font-name="Verdana" fo:font-size="14pt" officeooo:rsid="0013e1f0" fo:background-color="#e8f2a1" loext:char-shading-value="0" style:font-size-asian="14pt" style:font-size-complex="14pt"/>
    </style:style>
    <style:style style:name="T27" style:family="text">
      <style:text-properties style:font-name="Verdana" fo:font-size="14pt" officeooo:rsid="000e8860" fo:background-color="transparent" loext:char-shading-value="0" style:font-size-asian="14pt" style:font-size-complex="14pt"/>
    </style:style>
    <style:style style:name="T28" style:family="text">
      <style:text-properties style:font-name="Verdana" fo:font-size="14pt" style:text-underline-style="solid" style:text-underline-width="auto" style:text-underline-color="font-color" officeooo:rsid="000bb6e5" fo:background-color="#e0c2cd" loext:char-shading-value="0" style:font-size-asian="14pt" style:font-size-complex="14pt"/>
    </style:style>
    <style:style style:name="T29" style:family="text">
      <style:text-properties style:font-name="Verdana" fo:font-size="14pt" style:text-underline-style="none" officeooo:rsid="000bb6e5" fo:background-color="#f6f9d4" loext:char-shading-value="0" style:font-size-asian="14pt" style:font-size-complex="14pt"/>
    </style:style>
    <style:style style:name="T30" style:family="text">
      <style:text-properties officeooo:rsid="000e8860"/>
    </style:style>
    <style:style style:name="T31" style:family="text">
      <style:text-properties fo:color="#224b12" loext:opacity="100%" style:text-underline-style="solid" style:text-underline-width="auto" style:text-underline-color="font-color" officeooo:rsid="000bb6e5"/>
    </style:style>
    <style:style style:name="T32" style:family="text">
      <style:text-properties style:text-underline-style="none"/>
    </style:style>
    <style:style style:name="T33" style:family="text">
      <style:text-properties style:text-underline-style="none" officeooo:rsid="000bb6e5"/>
    </style:style>
    <style:style style:name="T34" style:family="text">
      <style:text-properties style:text-underline-style="none" fo:background-color="transparent" loext:char-shading-value="0"/>
    </style:style>
    <style:style style:name="T35" style:family="text">
      <style:text-properties fo:color="#bf0041" loext:opacity="100%" style:text-underline-style="solid" style:text-underline-width="auto" style:text-underline-color="font-color" officeooo:rsid="000bb6e5"/>
    </style:style>
    <style:style style:name="T36" style:family="text">
      <style:text-properties fo:background-color="transparent" loext:char-shading-value="0"/>
    </style:style>
    <style:style style:name="T37" style:family="text">
      <style:text-properties officeooo:rsid="000e8860" fo:background-color="transparent" loext:char-shading-value="0"/>
    </style:style>
    <style:style style:name="T38" style:family="text">
      <style:text-properties officeooo:rsid="000e5270" fo:background-color="transparent" loext:char-shading-value="0"/>
    </style:style>
    <style:style style:name="T39" style:family="text">
      <style:text-properties style:use-window-font-color="true" loext:opacity="0%" style:font-name="Verdana" fo:font-size="14pt" officeooo:rsid="000e8860" fo:background-color="#e8f2a1" loext:char-shading-value="0" style:font-size-asian="14pt" style:font-size-complex="14pt"/>
    </style:style>
    <style:style style:name="T40" style:family="text">
      <style:text-properties style:use-window-font-color="true" loext:opacity="0%" style:font-name="Verdana" fo:font-size="14pt" officeooo:rsid="0011674b" fo:background-color="#e8f2a1" loext:char-shading-value="0" style:font-size-asian="14pt" style:font-size-complex="14pt"/>
    </style:style>
    <style:style style:name="T41" style:family="text">
      <style:text-properties fo:background-color="#e8f2a1" loext:char-shading-value="0"/>
    </style:style>
    <style:style style:name="T42" style:family="text">
      <style:text-properties officeooo:rsid="000e8860" fo:background-color="#e8f2a1" loext:char-shading-value="0"/>
    </style:style>
    <style:style style:name="T43" style:family="text">
      <style:text-properties officeooo:rsid="0011fc63" fo:background-color="#e8f2a1" loext:char-shading-value="0"/>
    </style:style>
    <style:style style:name="T44" style:family="text">
      <style:text-properties officeooo:rsid="0011fc63"/>
    </style:style>
    <style:style style:name="T45" style:family="text">
      <style:text-properties fo:background-color="#e0c2cd" loext:char-shading-value="0"/>
    </style:style>
    <style:style style:name="T46" style:family="text">
      <style:text-properties officeooo:rsid="0013467f"/>
    </style:style>
    <style:style style:name="T47" style:family="text">
      <style:text-properties style:font-name="Verdana" fo:font-size="13pt" officeooo:rsid="000e8860" fo:background-color="#e8f2a1" loext:char-shading-value="0" style:font-size-asian="13pt" style:font-size-complex="13pt"/>
    </style:style>
    <style:style style:name="T48" style:family="text">
      <style:text-properties style:font-name="Verdana" fo:font-size="13pt" officeooo:rsid="000cb8e8" fo:background-color="#e8f2a1" loext:char-shading-value="0" style:font-size-asian="13pt" style:font-size-complex="13pt"/>
    </style:style>
    <style:style style:name="T49" style:family="text">
      <style:text-properties style:font-name="Verdana" fo:font-size="13pt" officeooo:rsid="0013467f" fo:background-color="#e8f2a1" loext:char-shading-value="0" style:font-size-asian="13pt" style:font-size-complex="13pt"/>
    </style:style>
    <style:style style:name="T50" style:family="text">
      <style:text-properties officeooo:rsid="0015cb7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list xml:id="list2929536570" text:style-name="L1">
        <text:list-item>
          <text:p text:style-name="P14">INDEX.PHP</text:p>
        </text:list-item>
      </text:list>
      <text:p text:style-name="P1"><text:tab/>Empezamos cargando la página directamente con <text:span text:style-name="T3">index.php</text:span>.</text:p>
      <text:p text:style-name="P1"><text:tab/>Los lenguajes que utilizan son los siguientes HTML, CSS, JS Y <text:tab/>PHP.</text:p>
      <text:p text:style-name="P1"><text:tab/>Tiene <text:span text:style-name="T44">2</text:span> botones:</text:p>
      <text:list text:style-name="L2">
        <text:list-item>
          <text:list>
            <text:list-item>
              <text:list>
                <text:list-item>
                  <text:p text:style-name="P15"><text:span text:style-name="T31">Aceptar:</text:span><text:span text:style-name="T17"> Si la aceptas te lleva directamente a la pagina de inicio que seria el archivo </text:span><text:span text:style-name="T4">index1.php</text:span><text:span text:style-name="T17"> y se establecen las cookies nada más entrar en la web.</text:span></text:p>
                  <text:p text:style-name="P57"/>
                </text:list-item>
              </text:list>
            </text:list-item>
          </text:list>
        </text:list-item>
      </text:list>
      <text:list text:style-name="L3">
        <text:list-item>
          <text:list>
            <text:list-item>
              <text:list>
                <text:list-item>
                  <text:p text:style-name="P16"><text:span text:style-name="T35">Rechazar:</text:span><text:span text:style-name="T33"> </text:span><text:span text:style-name="T17">Te lleva al archivo </text:span><text:span text:style-name="T4">cookie.php</text:span><text:span text:style-name="T17"> borrando las cookies establecidas. </text:span><text:span text:style-name="T19">E</text:span><text:span text:style-name="T17">n ese archivo hay una imagen que te dice que tienes que aceptar las cookies para poder seguir hacia adelante y te la opción de volver atrás </text:span><text:span text:style-name="T19">a la página index.php </text:span><text:span text:style-name="T17">para que </text:span><text:span text:style-name="T19">las aceptes</text:span><text:span text:style-name="T17"> y te lleve a la página de i</text:span><text:span text:style-name="T19">index1.php.</text:span></text:p>
                  <text:p text:style-name="P16"/>
                </text:list-item>
              </text:list>
            </text:list-item>
          </text:list>
        </text:list-item>
      </text:list>
      <text:p text:style-name="P62"><text:tab/><text:span text:style-name="T41">Si quieres saber como funciona el código metete en el</text:span> <text:tab/><text:span text:style-name="T41">siguiente hiperenlace:</text:span></text:p>
      <text:p text:style-name="P62"><text:span text:style-name="T41"/></text:p>
      <text:list xml:id="list308102072" text:style-name="L4">
        <text:list-item>
          <text:list>
            <text:list-item>
              <text:list>
                <text:list-item>
                  <text:p text:style-name="P58"><text:span text:style-name="T39">Documento: </text:span><text:a xlink:type="simple" xlink:href="../../index.php" office:name="index.php" text:style-name="Internet_20_link" text:visited-style-name="Visited_20_Internet_20_Link">index.php</text:a></text:p>
                  <text:p text:style-name="P63"/>
                </text:list-item>
                <text:list-item>
                  <text:p text:style-name="P58"><text:span text:style-name="T39">GitHub: </text:span><text:a xlink:type="simple" xlink:href="https://github.com/javiPunta/proyecto/blob/main/index.php" office:name="index.php" text:style-name="Internet_20_link" text:visited-style-name="Visited_20_Internet_20_Link"><text:span text:style-name="T40">index.php</text:span></text:a></text:p>
                  <text:p text:style-name="P61"/>
                </text:list-item>
              </text:list>
            </text:list-item>
          </text:list>
        </text:list-item>
      </text:list>
      <text:list xml:id="list160810700227366" text:continue-list="list2929536570" text:style-name="L1">
        <text:list-item>
          <text:p text:style-name="P47">INDEX1.PHP</text:p>
        </text:list-item>
      </text:list>
      <text:p text:style-name="P1"><text:tab/>Ya las cookies están establecidas, ahora procedemos a ver los <text:tab/>apartados que <text:tab/>trae la página hecha por defecto a través de <text:tab/>bootstrap.</text:p>
      <text:p text:style-name="P1"><text:tab/>Los lenguajes que utilizan son los siguientes HTML, CSS, JS Y <text:tab/>PHP.</text:p>
      <text:p text:style-name="P1"><text:tab/>Las imágenes de bootstrap las borré y las sustituí por otras <text:tab/>que encontré por internet de free license.</text:p>
      <text:p text:style-name="P1"><text:tab/>Tiene 4 enlaces:</text:p>
      <text:list text:style-name="L5">
        <text:list-item>
          <text:list>
            <text:list-item>
              <text:list>
                <text:list-item>
                  <text:p text:style-name="P23"><text:span text:style-name="T9">Home:</text:span><text:span text:style-name="T17"> Hay 4 imágenes, con una descripción que puso bootstrap por defecto y que en un futuro servirá para explicar los apartados de la página o para otro uso aun *sin definir*.</text:span></text:p>
                  <text:p text:style-name="P23"/>
                </text:list-item>
                <text:list-item>
                  <text:p text:style-name="P23"><text:span text:style-name="T9">Sobre nosotros:</text:span><text:span text:style-name="T17"> Es una sección con 4 articulos, con la función de explicarle a la gente que entra en nuestra página, tanto clientes como vendedores, lo que se ofrece en ella, quienes somos y que hacemos en ella, con un </text:span><text:soft-page-break/><text:span text:style-name="T17">enlace a un facebook que ya me inventaré junto a su redacción dentro de cada articulo que aun esta *sin definir*.</text:span></text:p>
                  <text:p text:style-name="P23"/>
                </text:list-item>
                <text:list-item>
                  <text:p text:style-name="P24"><text:span text:style-name="T10">Nuestros juegos:</text:span> En esta sección, intento que el cliente se conecte al <text:s/>l<text:span text:style-name="T3">ogin.php</text:span> para poder jugar a los juegos y poder acceder a la encuesta que esta ultima no pude ponerla porque tuve una duda(ver en el apartado duda mas abajo). Una vez que pinches en el enlace te lleva a la página del login donde tendrás que iniciar sesión o registrarse para poder jugar.</text:p>
                  <text:p text:style-name="P24"/>
                  <text:p text:style-name="P24"><text:span text:style-name="T5">DUDA:</text:span><text:span text:style-name="T32"> </text:span>Quiero que cuando inicie sesión, me aparezca el contenido que tengo puesto en php, pero se que ahí en la página no puedes tener una sesión activa pero igualmente quería preguntar si se podía hacer eso o con otro apartado que sea bootstrap añadir la casilla login y a través de ahí hacer lo que yo digo. Ahí quería añadir las encuestas pero entre un error y otro no pude meterlo, en un futuro si estarán.</text:p>
                  <text:p text:style-name="P24"/>
                </text:list-item>
                <text:list-item>
                  <text:p text:style-name="P24"><text:span text:style-name="T10">Contacta con nosotros:</text:span><text:span text:style-name="T34"> </text:span>Es un formulario para que pueda rellenarlo con tus datos Aquí quiero activar la función, para que el cliente pueda enviarnos correo a nosotros pero en esta sección tengo dudas (ver en el apartado duda mas abajo).</text:p>
                  <text:p text:style-name="P24"/>
                  <text:p text:style-name="P24"><text:span text:style-name="T5">DUDA:</text:span> Aunque aun no me haya puesto mirarlo, no se si esto afectaría a la base de datos y tendría que añadir otra tabla.</text:p>
                </text:list-item>
              </text:list>
            </text:list-item>
          </text:list>
        </text:list-item>
      </text:list>
      <text:p text:style-name="P1"/>
      <text:p text:style-name="P4"><text:tab/><text:span text:style-name="T41">Si quieres saber como funciona el código metete en el</text:span> <text:tab/><text:span text:style-name="T41">siguiente hiperenlace:</text:span></text:p>
      <text:p text:style-name="P4"><text:span text:style-name="T41"/></text:p>
      <text:list xml:id="list160809604277467" text:continue-list="list308102072" text:style-name="L4">
        <text:list-item>
          <text:list>
            <text:list-item>
              <text:list>
                <text:list-item>
                  <text:p text:style-name="P58"><text:span text:style-name="T23">Documento: </text:span><text:a xlink:type="simple" xlink:href="../../index1.php" office:name="index1.php" text:style-name="Internet_20_link" text:visited-style-name="Visited_20_Internet_20_Link"><text:span text:style-name="T23">index1.php</text:span></text:a></text:p>
                  <text:p text:style-name="P17"/>
                </text:list-item>
                <text:list-item>
                  <text:p text:style-name="P58"><text:span text:style-name="T23">GitHub: </text:span><text:a xlink:type="simple" xlink:href="https://github.com/javiPunta/proyecto/blob/main/index1.php" office:name="index1.php" text:style-name="Internet_20_link" text:visited-style-name="Visited_20_Internet_20_Link"><text:span text:style-name="T24">index1.php</text:span></text:a></text:p>
                </text:list-item>
              </text:list>
            </text:list-item>
          </text:list>
        </text:list-item>
      </text:list>
      <text:p text:style-name="P1"/>
      <text:p text:style-name="P1"/>
      <text:p text:style-name="P1"/>
      <text:p text:style-name="P1"/>
      <text:p text:style-name="P1"/>
      <text:list xml:id="list160809565670825" text:continue-list="list160810700227366" text:style-name="L1">
        <text:list-item>
          <text:p text:style-name="P48"><text:soft-page-break/><text:span text:style-name="T17">LOGIN.PHP</text:span><text:span text:style-name="T1"/></text:p>
        </text:list-item>
      </text:list>
      <text:p text:style-name="P2"><text:tab/>Los lenguajes que utilizan son los siguientes HTML, CSS, JS Y <text:tab/>PHP.<text:tab/></text:p>
      <text:p text:style-name="P2"><text:tab/>El archivo login.php te da a elegir entres 3 botones:</text:p>
      <text:list text:style-name="L6">
        <text:list-item>
          <text:list>
            <text:list-item>
              <text:list>
                <text:list-item>
                  <text:p text:style-name="P60"><text:span text:style-name="T28">Iniciar sesión:</text:span><text:span text:style-name="T29"> </text:span><text:span text:style-name="T22">Te da la opción a iniciar sesión con tu usuario y pass creado anteriormente para poder acceder a juegos.php, en tal caso de que no estés registrado, no podrás jugar a ningún juego. Aquí en un futuro añadiré una página para enlazar los juegos y encuesta.</text:span></text:p>
                  <text:p text:style-name="P25"/>
                </text:list-item>
                <text:list-item>
                  <text:p text:style-name="P25"><text:span text:style-name="T10">Registrarte:</text:span> <text:span text:style-name="T16">Si no estas registrado te da la opción de registrarte mandándote a la pagina form.php donde esta el formulario con todos los campos que debes rellenar para registrarte y poder jugar </text:span><text:span text:style-name="T50">ya que cuando terminas de registrarte te pregunta si quieres ir a la página de juegos.</text:span></text:p>
                  <text:p text:style-name="P25"/>
                </text:list-item>
                <text:list-item>
                  <text:p text:style-name="P25"><text:span text:style-name="T10">Volver Atrás:</text:span> <text:span text:style-name="T16">Si por lo que sea quieres volver para atrás te redirecciona a la pagina index1.php.</text:span></text:p>
                  <text:p text:style-name="P25"/>
                </text:list-item>
              </text:list>
            </text:list-item>
          </text:list>
        </text:list-item>
      </text:list>
      <text:p text:style-name="P1"><text:span text:style-name="T16"><text:tab/></text:span>En este archivo hemos utilizado por primera <text:span text:style-name="T16">vez </text:span>el archivo <text:tab/>botones.php que a <text:tab/>su vez ese archivo enlaza a otro que es el <text:tab/>de funciones.php. En botones.php, se <text:tab/>guardan todos los <text:tab/>botones creados a través de php que a su vez llama a las <text:tab/>funciones de cada uno de los botones.</text:p>
      <text:p text:style-name="P4"/>
      <text:p text:style-name="P64"><text:span text:style-name="T20"><text:tab/></text:span><text:span text:style-name="T23">Si quieres saber como funciona el código metete en el </text:span><text:span text:style-name="T27"><text:tab/></text:span><text:span text:style-name="T23">siguiente hiperenlace:</text:span></text:p>
      <text:p text:style-name="P64"><text:span text:style-name="T23"/></text:p>
      <text:list xml:id="list160810384621679" text:continue-list="list160809604277467" text:style-name="L4">
        <text:list-item>
          <text:list>
            <text:list-item>
              <text:list>
                <text:list-item>
                  <text:p text:style-name="P58"><text:span text:style-name="T23">Documento: </text:span><text:a xlink:type="simple" xlink:href="../../forms/login.php" office:name="login.php" text:style-name="Internet_20_link" text:visited-style-name="Visited_20_Internet_20_Link"><text:span text:style-name="T23">login.php</text:span></text:a></text:p>
                  <text:p text:style-name="P54"/>
                </text:list-item>
                <text:list-item>
                  <text:p text:style-name="P58"><text:span text:style-name="T23">GitHub: </text:span><text:a xlink:type="simple" xlink:href="https://github.com/javiPunta/proyecto/blob/main/forms/login.php" office:name="login.php" text:style-name="Internet_20_link" text:visited-style-name="Visited_20_Internet_20_Link"><text:span text:style-name="T24">login.php</text:span></text:a></text:p>
                </text:list-item>
              </text:list>
            </text:list-item>
          </text:list>
        </text:list-item>
      </text:list>
      <text:p text:style-name="P1"/>
      <text:p text:style-name="P1"><text:span text:style-name="T6"><text:tab/>3.1 BOTONES.PHP</text:span></text:p>
      <text:p text:style-name="P5"><text:tab/><text:tab/>A cada botón se le he puesto un name llamado boton y <text:tab/><text:tab/>un value con la acción que hace.</text:p>
      <text:p text:style-name="P10"><text:span text:style-name="T17"><text:tab/><text:tab/></text:span><text:span text:style-name="T18">El lenguaje que utiliza es PHP.</text:span></text:p>
      <text:p text:style-name="P10"/>
      <text:p text:style-name="P64"><text:span text:style-name="T20"><text:tab/><text:tab/></text:span><text:span text:style-name="T23">Si quieres saber como funciona el código metete en el</text:span><text:span text:style-name="T27"> </text:span><text:span text:style-name="T20"><text:tab/><text:tab/><text:tab/></text:span><text:span text:style-name="T23">siguiente hiperenlace:</text:span></text:p>
      <text:p text:style-name="P64"><text:span text:style-name="T23"/></text:p>
      <text:list xml:id="list160810212194990" text:continue-numbering="true" text:style-name="L4">
        <text:list-item>
          <text:list>
            <text:list-item>
              <text:list>
                <text:list-item>
                  <text:list>
                    <text:list-item>
                      <text:list>
                        <text:list-item>
                          <text:list>
                            <text:list-item>
                              <text:p text:style-name="P58"><text:span text:style-name="T23">Documento: </text:span><text:a xlink:type="simple" xlink:href="../funciones/botone.php" office:name="botones.php" office:target-frame-name="_blank" xlink:show="new" text:style-name="Internet_20_link" text:visited-style-name="Visited_20_Internet_20_Link"><text:span text:style-name="T25">botones.php</text:span></text:a></text:p>
                            </text:list-item>
                            <text:list-item text:start-value="1">
                              <text:p text:style-name="P58"><text:span text:style-name="T25">GitHub: </text:span><text:a xlink:type="simple" xlink:href="https://github.com/javiPunta/proyecto/blob/main/funciones/botone.php" office:name="botones.php" text:style-name="Internet_20_link" text:visited-style-name="Visited_20_Internet_20_Link"><text:span text:style-name="T26">botones.php</text:span></text:a></text:p>
                            </text:list-item>
                          </text:list>
                        </text:list-item>
                      </text:list>
                    </text:list-item>
                  </text:list>
                </text:list-item>
              </text:list>
            </text:list-item>
          </text:list>
        </text:list-item>
      </text:list>
      <text:p text:style-name="P11"><text:soft-page-break/></text:p>
      <text:p text:style-name="P1"><text:tab/><text:span text:style-name="T6">3.2 FUNCIONES.PHP </text:span></text:p>
      <text:p text:style-name="P32"><text:tab/>Aquí se encuentra todas las funciones que se llama desde <text:tab/>botones.php, por eso se pone que requiere de funciones.php <text:tab/>porque si no está los botones no hacen nada. </text:p>
      <text:p text:style-name="P32"><text:span text:style-name="T44"><text:tab/>D</text:span>a la conexión a la base de datos creada en PDO, es <text:tab/>importante meterla en cada función para que los datos se <text:tab/>envíe a la base de datos llamada promo.</text:p>
      <text:p text:style-name="P6"><text:tab/>También contiene las validaciones para el formulario.</text:p>
      <text:p text:style-name="P10"><text:span text:style-name="T16"><text:tab/></text:span><text:span text:style-name="T18">El lenguaje que utiliza es PHP.</text:span></text:p>
      <text:p text:style-name="P10"/>
      <text:p text:style-name="P37"><text:span text:style-name="T16"><text:tab/></text:span><text:span text:style-name="T42">Si quieres saber como funciona el código metete en el </text:span><text:span text:style-name="T37"><text:tab/></text:span><text:span text:style-name="T42">siguiente hiperenlace:</text:span></text:p>
      <text:p text:style-name="P37"><text:span text:style-name="T42"/></text:p>
      <text:list xml:id="list160811278904798" text:continue-numbering="true" text:style-name="L4">
        <text:list-item>
          <text:list>
            <text:list-item>
              <text:list>
                <text:list-item>
                  <text:list>
                    <text:list-item>
                      <text:list>
                        <text:list-item>
                          <text:list>
                            <text:list-item>
                              <text:p text:style-name="P58"><text:span text:style-name="T23">Documento:</text:span><text:span text:style-name="T25"> </text:span><text:a xlink:type="simple" xlink:href="../funciones/funcione.php" office:name="funciones.php" office:target-frame-name="_blank" xlink:show="new" text:style-name="Internet_20_link" text:visited-style-name="Visited_20_Internet_20_Link"><text:span text:style-name="T25">funciones.php</text:span></text:a><text:span text:style-name="T25"> </text:span></text:p>
                            </text:list-item>
                          </text:list>
                        </text:list-item>
                      </text:list>
                    </text:list-item>
                  </text:list>
                  <text:p text:style-name="P17"/>
                  <text:list>
                    <text:list-item>
                      <text:list>
                        <text:list-item>
                          <text:list>
                            <text:list-item text:start-value="1">
                              <text:p text:style-name="P58"><text:span text:style-name="T25">GitHub: </text:span><text:a xlink:type="simple" xlink:href="https://github.com/javiPunta/proyecto/blob/main/funciones/funcione.php" office:name="funciones.php" text:style-name="Internet_20_link" text:visited-style-name="Visited_20_Internet_20_Link"><text:span text:style-name="T24">funciones.php</text:span></text:a></text:p>
                            </text:list-item>
                          </text:list>
                        </text:list-item>
                      </text:list>
                    </text:list-item>
                  </text:list>
                </text:list-item>
              </text:list>
            </text:list-item>
          </text:list>
        </text:list-item>
      </text:list>
      <text:p text:style-name="P9"/>
      <text:list xml:id="list160811352312379" text:continue-list="list160809565670825" text:style-name="L1">
        <text:list-item>
          <text:p text:style-name="P51"><text:span text:style-name="T44">FORM</text:span><text:span text:style-name="T17">.PHP</text:span><text:span text:style-name="T1"/></text:p>
        </text:list-item>
      </text:list>
      <text:p text:style-name="P29"><text:tab/>Los lenguajes que utilizan son los siguientes HTML, CSS Y PHP.</text:p>
      <text:p text:style-name="P40"><text:tab/>Aquí se encuentra todo lo que es el formulario con los campos <text:tab/>nombre_user, nombre, pass y correo electrónico, y sirve para <text:tab/>Registrarlo, Modificarlo o Borrarlo, que son 3 botones que <text:tab/>vienen en el form excepto uno que esta fuera del form que es <text:tab/>el volver atrás.</text:p>
      <text:p text:style-name="P40"><text:tab/>Cada campo tiene sus validaciones donde requiere <text:tab/>funciones.php para que coja ahí las funciones necesarias para <text:tab/>que funcione el formulario. Todos los campos son Require <text:tab/>excepto nombre, es decir, si quieres borrar, modificar o añadir, <text:tab/>debes rellenar esos campos obligatoriamente.</text:p>
      <text:p text:style-name="P40"><text:tab/>Luego a parte de esos 3 botones tiene 1 botón que es para <text:tab/>volver atrás por si necesitas leer mejor lo que ponga el <text:tab/>index1.php o cualquier otra cosa que necesite el usuario.</text:p>
      <text:p text:style-name="P41"><text:span text:style-name="T18"><text:tab/></text:span></text:p>
      <text:p text:style-name="P41"><text:span text:style-name="T16"><text:tab/></text:span><text:span text:style-name="T42">Si quieres saber como funciona el código metete en el </text:span><text:span text:style-name="T37"><text:tab/></text:span><text:span text:style-name="T42">siguiente hiperenlace:</text:span></text:p>
      <text:p text:style-name="P65"><text:span text:style-name="T42"/></text:p>
      <text:list xml:id="list160810483420450" text:continue-list="list160811278904798" text:style-name="L4">
        <text:list-item>
          <text:list>
            <text:list-item>
              <text:list>
                <text:list-item>
                  <text:list>
                    <text:list-item>
                      <text:list>
                        <text:list-item>
                          <text:list>
                            <text:list-item>
                              <text:p text:style-name="P59"><text:span text:style-name="T47">Documento: </text:span><text:a xlink:type="simple" xlink:href="../../forms/form.php" office:name="form.php" office:target-frame-name="_blank" xlink:show="new" text:style-name="Internet_20_link" text:visited-style-name="Visited_20_Internet_20_Link"><text:span text:style-name="T49">form.php</text:span></text:a><text:span text:style-name="T48"> </text:span></text:p>
                            </text:list-item>
                          </text:list>
                        </text:list-item>
                      </text:list>
                    </text:list-item>
                  </text:list>
                  <text:p text:style-name="P66"/>
                  <text:list>
                    <text:list-item>
                      <text:list>
                        <text:list-item>
                          <text:list>
                            <text:list-item text:start-value="1">
                              <text:p text:style-name="P59"><text:span text:style-name="T48">GitHub: </text:span><text:a xlink:type="simple" xlink:href="https://github.com/javiPunta/proyecto/blob/main/forms/form.php" office:name="form.php" text:style-name="Internet_20_link" text:visited-style-name="Visited_20_Internet_20_Link"><text:span text:style-name="T49">form.php</text:span></text:a></text:p>
                            </text:list-item>
                          </text:list>
                        </text:list-item>
                      </text:list>
                    </text:list-item>
                  </text:list>
                </text:list-item>
              </text:list>
            </text:list-item>
          </text:list>
        </text:list-item>
      </text:list>
      <text:p text:style-name="P3"/>
      <text:p text:style-name="P3"/>
      <text:p text:style-name="P3"/>
      <text:list xml:id="list160810786022544" text:continue-list="list160811352312379" text:style-name="L1">
        <text:list-item>
          <text:p text:style-name="P49"><text:soft-page-break/><text:span text:style-name="T17">LOG</text:span><text:span text:style-name="T2">OUT</text:span><text:span text:style-name="T17">.PHP</text:span><text:span text:style-name="T1"/></text:p>
        </text:list-item>
      </text:list>
      <text:p text:style-name="P3"><text:tab/>Tiene<text:span text:style-name="T2"> una función PHP que se encarga de destruir la sesión, es <text:tab/>decir, de <text:tab/>cerrarla y </text:span><text:span text:style-name="T46">dentro de la función, al cerrar la sesión, te</text:span><text:span text:style-name="T2"> <text:tab/>lleva al inde</text:span><text:span text:style-name="T18">x</text:span><text:span text:style-name="T2">1.php.</text:span></text:p>
      <text:p text:style-name="P8"><text:tab/>El lenguaje que utiliza es PHP.</text:p>
      <text:p text:style-name="P8"/>
      <text:p text:style-name="P4"><text:tab/><text:span text:style-name="T41">Si quieres saber como funciona el código metete en el</text:span> <text:tab/><text:span text:style-name="T41">siguiente hiperenlace:</text:span></text:p>
      <text:p text:style-name="P4"><text:span text:style-name="T41"/></text:p>
      <text:list xml:id="list160810099339112" text:continue-list="list160810483420450" text:style-name="L4">
        <text:list-item>
          <text:list>
            <text:list-item>
              <text:list>
                <text:list-item>
                  <text:p text:style-name="P58"><text:span text:style-name="T23">Documento: </text:span><text:a xlink:type="simple" xlink:href="../../forms/logout.php" office:name="logout.php" text:style-name="Internet_20_link" text:visited-style-name="Visited_20_Internet_20_Link"><text:span text:style-name="T23">logout.php</text:span></text:a></text:p>
                  <text:p text:style-name="P17"/>
                </text:list-item>
                <text:list-item>
                  <text:p text:style-name="P58"><text:span text:style-name="T23">GitHub: </text:span><text:a xlink:type="simple" xlink:href="https://github.com/javiPunta/proyecto/blob/main/forms/logout.php" office:name="logout.php" text:style-name="Internet_20_link" text:visited-style-name="Visited_20_Internet_20_Link"><text:span text:style-name="T24">logout.php</text:span></text:a></text:p>
                  <text:p text:style-name="P18"/>
                </text:list-item>
              </text:list>
            </text:list-item>
          </text:list>
        </text:list-item>
      </text:list>
      <text:list xml:id="list160810210165986" text:continue-list="list160810786022544" text:style-name="L1">
        <text:list-item>
          <text:p text:style-name="P50"><text:span text:style-name="T16">JUEGOS</text:span><text:span text:style-name="T17">.PHP</text:span></text:p>
        </text:list-item>
      </text:list>
      <text:p text:style-name="P3"><text:tab/>Aquí<text:span text:style-name="T2"> ya por primera vez se utiliza el session_start() para que <text:tab/>inicie sesión, apareciendo</text:span><text:span text:style-name="T46"> así</text:span><text:span text:style-name="T2"> un mensaje de bienvenida junto <text:tab/>a su usuario. Hay dos div donde cada uno contiene </text:span><text:span text:style-name="T46">el</text:span><text:span text:style-name="T2"> enlace <text:tab/>del juego con su imagen correspondiente, las cuales irán <text:tab/>directo o a memoramas.php o a dino.php. Abajo a la derecha <text:tab/>tenemos un botón para volver atrás, donde a través de un <text:tab/>form le decimos a través del método post que vaya a<text:tab/>index1.php.</text:span></text:p>
      <text:p text:style-name="P2"><text:tab/>Los lenguajes que utilizan son los siguientes HTML, CSS Y PHP.</text:p>
      <text:p text:style-name="P2"/>
      <text:p text:style-name="P20"><text:tab/><text:span text:style-name="T41">Si quieres saber como funciona el código metete en el </text:span><text:span text:style-name="T36"><text:tab/></text:span><text:span text:style-name="T41">siguiente hiperenlace:</text:span></text:p>
      <text:p text:style-name="P20"><text:span text:style-name="T41"/></text:p>
      <text:list xml:id="list160811416689823" text:continue-list="list160810099339112" text:style-name="L4">
        <text:list-item>
          <text:list>
            <text:list-item>
              <text:list>
                <text:list-item>
                  <text:p text:style-name="P58"><text:span text:style-name="T23">Documento: </text:span><text:a xlink:type="simple" xlink:href="../../Juegos/juegos.php" office:name="juegos.php" text:style-name="Internet_20_link" text:visited-style-name="Visited_20_Internet_20_Link"><text:span text:style-name="T23">juegos.php</text:span></text:a></text:p>
                  <text:p text:style-name="P17"/>
                </text:list-item>
                <text:list-item>
                  <text:p text:style-name="P58"><text:span text:style-name="T23">GitHub: </text:span><text:a xlink:type="simple" xlink:href="https://github.com/javiPunta/proyecto/blob/main/Juegos/juegos.php" office:name="juegos.php" text:style-name="Internet_20_link" text:visited-style-name="Visited_20_Internet_20_Link"><text:span text:style-name="T24">juegos.php</text:span></text:a></text:p>
                </text:list-item>
              </text:list>
            </text:list-item>
          </text:list>
        </text:list-item>
      </text:list>
      <text:p text:style-name="P12"/>
      <text:list xml:id="list160810386710196" text:continue-list="list160810210165986" text:style-name="L1">
        <text:list-item>
          <text:p text:style-name="P49"><text:span text:style-name="T2">MEMORAMAS</text:span><text:span text:style-name="T17">.PHP</text:span></text:p>
        </text:list-item>
      </text:list>
      <text:p text:style-name="P3"><text:span text:style-name="T2"><text:tab/>Trata de m</text:span>emoriza la ubicación de las diferentes cartas con el <text:tab/>fin de voltear <text:tab/>sucesivamente las 2 cartas idénticas <text:span text:style-name="T2">q</text:span>ue <text:span text:style-name="T46"><text:tab/></text:span>formen pareja, para llevárselas, <text:tab/>solamente tienes que hacer <text:tab/>click para voltearla. La partida se terminará cuando estén <text:tab/>todas las parejas encontradas.</text:p>
      <text:p text:style-name="P2"><text:tab/>Los lenguajes que utilizan son los siguientes HTML, CSS, JS Y <text:tab/>PHP.</text:p>
      <text:p text:style-name="P35"><text:tab/><text:span text:style-name="T46">S</text:span>e utiliza el session_start() para que inicie sesión, apareciendo<text:span text:style-name="T46"> <text:tab/>así</text:span> un mensaje de bienvenida junto a su usuario.</text:p>
      <text:p text:style-name="P7"><text:soft-page-break/><text:tab/>Se dividen en 3 niveles; primer nivel nos ofrecerá 4 cartas, el <text:tab/>segundo nivel 8 cartas y el ultimo 12, todo esto se realizará <text:tab/>una vez le des al botón finalizar partida.</text:p>
      <text:p text:style-name="P7"><text:tab/>En la parte superior pone en el nivel que nos encontramos y se <text:tab/>actualiza cada <text:tab/>vez que avanzamos de nivel.</text:p>
      <text:p text:style-name="P7"><text:tab/>En total hay unos 5 botones:</text:p>
      <text:list text:style-name="L7">
        <text:list-item>
          <text:list>
            <text:list-item>
              <text:list>
                <text:list-item>
                  <text:p text:style-name="P33"><text:span text:style-name="T14">Nuevo juego:</text:span><text:span text:style-name="T8"> </text:span><text:span text:style-name="T11">Este botón se activa a través de una función de Java llamada onclick(). </text:span>Se reiniciará la partida y el nivel al 1, dándote la opción de reiniciar todo el juego sin quitar las partidas que llevas ganadas, la cuales en un futuro modificaré para que este mejor hecho.</text:p>
                  <text:p text:style-name="P33"/>
                </text:list-item>
                <text:list-item>
                  <text:p text:style-name="P33"><text:span text:style-name="T10">Ir a los gráficos:</text:span><text:span text:style-name="T32"> </text:span>Este botón esta hecho a través de PHP con post y header para que lleve a la dirección adecuada. Te lleva a la puntuación o partidas ganadas obtenidas durante el mes(aun por hacer).</text:p>
                  <text:p text:style-name="P33"/>
                </text:list-item>
                <text:list-item>
                  <text:p text:style-name="P33"><text:span text:style-name="T10">Volver atrás:</text:span> Este botón esta hecho a través de PHP con post y header para que lleve a la dirección adecuada. Te lleva a juegos.php por si quieres cambiar de juego.</text:p>
                  <text:p text:style-name="P33"/>
                </text:list-item>
                <text:list-item>
                  <text:p text:style-name="P33"><text:span text:style-name="T10">Cerrar sesión:</text:span> Este botón esta hecho a través de PHP con post y header para que lleve a la dirección adecuada. Se encarga de cerrar la sesión y enviarte de nuevo al index1.html.</text:p>
                  <text:p text:style-name="P33"/>
                </text:list-item>
                <text:list-item>
                  <text:p text:style-name="P33"><text:span text:style-name="T10">Finalizar partida:</text:span> <text:span text:style-name="T3"><text:s/></text:span><text:span text:style-name="T11">Este botón se activa a través de una función de Java llamada onclick(). </text:span>Se encarga de ejecutar la función generartablero() y dependiendo el nivel en el que estés te enviará mas cartas o menos cartas. Una vez haya finalizado los 3 niveles te enviará un mensaje de confirmación por si quieres volver a jugar o cerrar sesión y enviarte al index1.php directamente.</text:p>
                  <text:p text:style-name="P33"/>
                </text:list-item>
              </text:list>
            </text:list-item>
          </text:list>
        </text:list-item>
      </text:list>
      <text:p text:style-name="P20"><text:tab/><text:span text:style-name="T41">Si quieres saber como funciona el código metete en el </text:span><text:span text:style-name="T36"><text:tab/></text:span><text:span text:style-name="T41">siguiente hiperenlace:</text:span></text:p>
      <text:p text:style-name="P20"><text:span text:style-name="T41"/></text:p>
      <text:list xml:id="list160810116873122" text:continue-list="list160811416689823" text:style-name="L4">
        <text:list-item>
          <text:list>
            <text:list-item>
              <text:list>
                <text:list-item>
                  <text:p text:style-name="P58"><text:span text:style-name="T23">Documento: </text:span><text:a xlink:type="simple" xlink:href="../../Juegos/Memoramas/memorama.php" office:name="memoramas.php" text:style-name="Internet_20_link" text:visited-style-name="Visited_20_Internet_20_Link"><text:span text:style-name="T23">memoramas.php</text:span></text:a></text:p>
                  <text:p text:style-name="P17"/>
                </text:list-item>
                <text:list-item>
                  <text:p text:style-name="P58"><text:span text:style-name="T23">GitHub: </text:span><text:a xlink:type="simple" xlink:href="https://github.com/javiPunta/proyecto/blob/main/Juegos/Memoramas/memorama.php" office:name="memoramas.php" text:style-name="Internet_20_link" text:visited-style-name="Visited_20_Internet_20_Link"><text:span text:style-name="T24">memoramas.php</text:span></text:a></text:p>
                </text:list-item>
              </text:list>
            </text:list-item>
          </text:list>
        </text:list-item>
      </text:list>
      <text:p text:style-name="P55"/>
      <text:p text:style-name="P12"/>
      <text:list xml:id="list160810318576397" text:continue-list="list160810386710196" text:style-name="L1">
        <text:list-item>
          <text:p text:style-name="P49"><text:soft-page-break/><text:span text:style-name="T2">DINO</text:span><text:span text:style-name="T17">.PHP</text:span></text:p>
        </text:list-item>
      </text:list>
      <text:p text:style-name="P3"><text:tab/>El juego consiste en saltar y esquivar objetos mientras que el <text:tab/>T-Rex pixeleado no deja de correr. Los controles son básicos, <text:tab/>ya que solo utilizas el espacio para saltar.</text:p>
      <text:p text:style-name="P2"><text:tab/>Los lenguajes que utilizan son los siguientes HTML, CSS, JS Y <text:tab/>PHP.</text:p>
      <text:p text:style-name="P31"><text:span text:style-name="T2"><text:tab/></text:span><text:span text:style-name="T46">S</text:span><text:span text:style-name="T2">e utiliza el session_start() para que inicie sesión, <text:tab/>apareciendo</text:span><text:span text:style-name="T46"> así</text:span><text:span text:style-name="T2"> un mensaje de bienvenida junto a su usuario.</text:span></text:p>
      <text:p text:style-name="P7"><text:tab/>Dentro del juego se puede ver la puntuación obtenida que en <text:tab/>un futuro será <text:tab/>modificada para un mejor uso. Si llegas a 50 <text:tab/>puntos, te envía un mensaje de confirmación por si quieres <text:tab/>volver a jugar o cerrar sesión y volver a index1.php.</text:p>
      <text:p text:style-name="P3"><text:tab/><text:span text:style-name="T2">En total hay unos 4 botones:</text:span></text:p>
      <text:list text:style-name="L8">
        <text:list-item>
          <text:list>
            <text:list-item>
              <text:list>
                <text:list-item>
                  <text:p text:style-name="P26"><text:span text:style-name="T13">Reiniciar</text:span><text:span text:style-name="T7">:</text:span><text:span text:style-name="T38"> </text:span><text:span text:style-name="T12">Este botón se activa a través de una función de Java. </text:span><text:span text:style-name="T2">Se reiniciará la partida para empezar desde 0, la cuales en un futuro modificaré para que este mejor hecho.</text:span></text:p>
                  <text:p text:style-name="P26"/>
                </text:list-item>
                <text:list-item>
                  <text:p text:style-name="P34"><text:span text:style-name="T10">Ir a los gráficos:</text:span> Este botón esta hecho a través de PHP con post y header para que lleve a la dirección adecuada. Te lleva a la puntuación o partidas ganadas obtenidas durante el mes(aun por hacer).</text:p>
                  <text:p text:style-name="P34"/>
                </text:list-item>
                <text:list-item>
                  <text:p text:style-name="P34"><text:span text:style-name="T10">Volver atrás:</text:span> Este botón esta hecho a través de PHP con post y header para que lleve a la dirección adecuada. Te lleva a juegos.php por si quieres cambiar de juego.</text:p>
                  <text:p text:style-name="P34"/>
                </text:list-item>
                <text:list-item>
                  <text:p text:style-name="P34"><text:span text:style-name="T10">Cerrar sesión:</text:span><text:span text:style-name="T45"> </text:span>Este botón esta hecho a través de PHP con post y header para que lleve a la dirección adecuada. Se encarga de cerrar la sesión y enviarte de nuevo al index1.html.</text:p>
                </text:list-item>
              </text:list>
            </text:list-item>
          </text:list>
        </text:list-item>
      </text:list>
      <text:p text:style-name="P7"/>
      <text:p text:style-name="P20"><text:tab/><text:span text:style-name="T41">Si quieres saber como funciona el código metete en el </text:span><text:span text:style-name="T36"><text:tab/></text:span><text:span text:style-name="T41">siguiente hiperenlace:</text:span></text:p>
      <text:p text:style-name="P20"><text:span text:style-name="T41"/></text:p>
      <text:list xml:id="list160809615337300" text:continue-list="list160810116873122" text:style-name="L4">
        <text:list-item>
          <text:list>
            <text:list-item>
              <text:list>
                <text:list-item>
                  <text:p text:style-name="P58"><text:span text:style-name="T23">Documento: </text:span><text:a xlink:type="simple" xlink:href="../../Juegos/Dinosaurio/dino.php" office:name="dino.php" text:style-name="Internet_20_link" text:visited-style-name="Visited_20_Internet_20_Link"><text:span text:style-name="T23">dino.php</text:span></text:a></text:p>
                  <text:p text:style-name="P17"/>
                </text:list-item>
                <text:list-item>
                  <text:p text:style-name="P58"><text:span text:style-name="T23">GitHub: </text:span><text:a xlink:type="simple" xlink:href="https://github.com/javiPunta/proyecto/blob/main/Juegos/Dinosaurio/dino.php" office:name="dino.php" text:style-name="Internet_20_link" text:visited-style-name="Visited_20_Internet_20_Link"><text:span text:style-name="T24">dino.php</text:span></text:a></text:p>
                </text:list-item>
              </text:list>
            </text:list-item>
          </text:list>
        </text:list-item>
      </text:list>
      <text:p text:style-name="P55"/>
      <text:p text:style-name="P55"/>
      <text:p text:style-name="P55"/>
      <text:p text:style-name="P55"/>
      <text:list xml:id="list160809681715794" text:continue-list="list160810318576397" text:style-name="L1">
        <text:list-item>
          <text:p text:style-name="P49"><text:soft-page-break/><text:span text:style-name="T2">GRAFICOS</text:span><text:span text:style-name="T17">.</text:span><text:span text:style-name="T30">HTML</text:span></text:p>
        </text:list-item>
      </text:list>
      <text:p text:style-name="P3"><text:tab/><text:span text:style-name="T2">Aquí se muestra una gráfica creada a través de</text:span> la librería <text:tab/>Chart.js <text:span text:style-name="T2">creé </text:span>una gráfica con datos traídos con AJAX. <text:span text:style-name="T2">Este es <text:tab/>un código que aun tengo que <text:tab/>modificar para enlazarlo al juego <text:tab/>pero te explico por lo alto que lleva dentro.</text:span></text:p>
      <text:p text:style-name="P2"><text:tab/>Los lenguajes que utilizan son los siguientes HTML, CSS, JS Y <text:tab/>PHP.</text:p>
      <text:p text:style-name="P2"><text:tab/><text:span text:style-name="T18">Para el desarrollo web utilicé AJAX y la biblioteca Chart.js</text:span></text:p>
      <text:p text:style-name="P7"><text:tab/>Usé PHP para mostrar los datos y después dejar que los <text:tab/>consuma JavaScript del <text:tab/>lado del cliente. Agrupélos datos en <text:tab/>un objeto, y después lo imprimimos como JSON, de modo que <text:tab/>esté codificado.</text:p>
      <text:p text:style-name="P7"><text:tab/>De HTML simplemente tengo la plantilla con el canvas en <text:tab/>donde se va a <text:tab/>dibujar la gráfica. Estamos importando también <text:tab/>la librería de Chart.js y nuestro script.</text:p>
      <text:p text:style-name="P7"><text:tab/>Como último componente veamos el lado del cliente con <text:tab/>JavaScript. Usé fetch para consumir el archivo de PHP, <text:tab/>traer <text:tab/>los valores, decodificar como JSON y después crear la <text:tab/>gráfica <text:tab/>con los datos traídos.</text:p>
      <text:p text:style-name="P7"><text:tab/>De este modo tan pronto estén los datos vamos creamos <text:tab/>nueva instancia de <text:tab/>Chart y crear la gráfica.</text:p>
      <text:p text:style-name="P12"/>
      <text:p text:style-name="P20"><text:span text:style-name="T36"><text:tab/></text:span><text:span text:style-name="T41">Si quieres saber como funciona el código metete en el </text:span><text:span text:style-name="T36"><text:tab/></text:span><text:span text:style-name="T41">siguiente hiperenlace:</text:span></text:p>
      <text:p text:style-name="P20"><text:span text:style-name="T41"/></text:p>
      <text:list xml:id="list160810070929646" text:continue-list="list160809615337300" text:style-name="L4">
        <text:list-item>
          <text:list>
            <text:list-item>
              <text:list>
                <text:list-item>
                  <text:p text:style-name="P58"><text:span text:style-name="T23">Documento: </text:span><text:a xlink:type="simple" xlink:href="../../ranking/grafico.html" office:name="grafico.html" text:style-name="Internet_20_link" text:visited-style-name="Visited_20_Internet_20_Link"><text:span text:style-name="T23">grafico.html</text:span></text:a></text:p>
                  <text:p text:style-name="P17"/>
                </text:list-item>
                <text:list-item>
                  <text:p text:style-name="P58"><text:span text:style-name="T23">GitHub:</text:span><text:a xlink:type="simple" xlink:href="https://github.com/javiPunta/proyecto/blob/main/ranking/grafico.html" office:name="grafico.html" text:style-name="Internet_20_link" text:visited-style-name="Visited_20_Internet_20_Link"><text:span text:style-name="T24">grafico.html</text:span></text:a></text:p>
                  <text:p text:style-name="P18"/>
                </text:list-item>
              </text:list>
            </text:list-item>
          </text:list>
        </text:list-item>
      </text:list>
      <text:list xml:id="list160810264250528" text:continue-list="list160809681715794" text:style-name="L1">
        <text:list-item>
          <text:p text:style-name="P49"><text:span text:style-name="T2">ENCUESTAS</text:span><text:span text:style-name="T17">.</text:span><text:span text:style-name="T30">HTML</text:span></text:p>
        </text:list-item>
      </text:list>
      <text:p text:style-name="P3"><text:tab/><text:span text:style-name="T2">Este código aun no esta implementado ni modificado del todo <text:tab/>por eso no lo <text:tab/>metí ni tampoco voy a explayarme mucho sobre <text:tab/>el pero, en resumen</text:span> muestra <text:tab/>una encuesta, guarda los <text:tab/>resultados en una base de datos y muestra los resultados <text:tab/>acumulados de todas las encuestas realizadas.</text:p>
      <text:p text:style-name="P3"/>
      <text:p text:style-name="P20"><text:tab/><text:span text:style-name="T41">Si quieres saber como funciona el código metete en el </text:span><text:span text:style-name="T36"><text:tab/></text:span><text:span text:style-name="T41">siguiente hiperenlace:</text:span></text:p>
      <text:list xml:id="list160810870400037" text:continue-list="list160810070929646" text:style-name="L4">
        <text:list-item>
          <text:list>
            <text:list-item>
              <text:list>
                <text:list-item>
                  <text:p text:style-name="P58"><text:span text:style-name="T23">Documento: </text:span><text:a xlink:type="simple" xlink:href="../../encuesta/encuesta.html" office:name="encuesta.html" text:style-name="Internet_20_link" text:visited-style-name="Visited_20_Internet_20_Link"><text:span text:style-name="T23">encuesta.html</text:span></text:a></text:p>
                  <text:p text:style-name="P56"/>
                </text:list-item>
                <text:list-item>
                  <text:p text:style-name="P19"><text:span text:style-name="T41">GitHub: </text:span><text:a xlink:type="simple" xlink:href="https://github.com/javiPunta/proyecto/blob/main/encuesta/encuesta.php" office:name="encuesta.php" text:style-name="Internet_20_link" text:visited-style-name="Visited_20_Internet_20_Link"><text:span text:style-name="T43">encuesta.php</text:span></text:a></text:p>
                </text:list-item>
              </text:list>
            </text:list-item>
          </text:list>
        </text:list-item>
      </text:list>
      <text:p text:style-name="P12"/>
      <text:p text:style-name="P12"><text:soft-page-break/></text:p>
      <text:list xml:id="list160811119645598" text:continue-list="list160810264250528" text:style-name="L1">
        <text:list-item>
          <text:p text:style-name="P49"><text:span text:style-name="T2">RANKING</text:span><text:span text:style-name="T17">.PHP</text:span></text:p>
        </text:list-item>
      </text:list>
      <text:p text:style-name="P3"><text:tab/><text:span text:style-name="T2">Este código aun no esta implementado ni modificado del todo <text:tab/>por eso no lo <text:tab/>metí ni tampoco voy a explayarme mucho sobre <text:tab/>el pero, <text:s/>crea una página web <text:tab/>básica con una tabla vacía <text:tab/>para mostrar un ranking de posiciones. Los estilos y <text:tab/>la <text:tab/>funcionalidad para actualizar el ranking se proporcionan <text:tab/>mediante un <text:tab/>archivo CSS externo (ranking.css) y un archivo <text:tab/>JavaScript externo (ranking.js). <text:tab/>Es necesario agregar <text:tab/>contenido a la tabla dinámicamente utilizando JavaScript <text:tab/>para que el ranking se muestre correctamente.</text:span></text:p>
      <text:p text:style-name="P3"/>
      <text:p text:style-name="P20"><text:tab/><text:span text:style-name="T41">Si quieres saber como funciona el código metete en el </text:span><text:span text:style-name="T36"><text:tab/></text:span><text:span text:style-name="T41">siguiente hiperenlace:</text:span></text:p>
      <text:list xml:id="list160810301924110" text:continue-list="list160810870400037" text:style-name="L4">
        <text:list-item>
          <text:list>
            <text:list-item>
              <text:list>
                <text:list-item>
                  <text:p text:style-name="P58"><text:span text:style-name="T23">Documento: </text:span><text:a xlink:type="simple" xlink:href="../../ranking/ranking.html" office:name="ranking.html" text:style-name="Internet_20_link" text:visited-style-name="Visited_20_Internet_20_Link"><text:span text:style-name="T23">ranking.html</text:span></text:a></text:p>
                  <text:p text:style-name="P56"/>
                </text:list-item>
                <text:list-item>
                  <text:p text:style-name="P58"><text:span text:style-name="T23">GitHub:</text:span><text:a xlink:type="simple" xlink:href="https://github.com/javiPunta/proyecto/blob/main/ranking/ranking.html" office:name="ranking.html" text:style-name="Internet_20_link" text:visited-style-name="Visited_20_Internet_20_Link"><text:span text:style-name="T24">ranking.html</text:span></text:a></text:p>
                </text:list-item>
              </text:list>
            </text:list-item>
          </text:list>
        </text:list-item>
      </text:list>
      <text:p text:style-name="P4"/>
      <text:p text:style-name="P4"/>
      <text:p text:style-name="P4"/>
      <text:p text:style-name="P4"/>
      <text:p text:style-name="P4"/>
      <text:p text:style-name="P4"/>
      <text:p text:style-name="P4"/>
      <text:p text:style-name="P22"><text:span text:style-name="T6">CURIOSIDADES:</text:span> <text:span text:style-name="T17">AVECES EL SERVIDOR NO ME ACTUALIZABA </text:span>EL CSS <text:span text:style-name="T17">Y TENIA QUE REINICIAR EL PC YA QUE REINICIADO CON LOS BOTONES NO ME HACIA CAMBIOS.</text:span></text:p>
      <text:p text:style-name="P44"/>
      <text:p text:style-name="P4"/>
      <text:p text:style-name="P4"/>
      <text:p text:style-name="P4"/>
      <text:p text:style-name="P52">CONCLUSIÓN: <text:span text:style-name="T15">Aunque aun me falte cosas importantes que poner, poco a poco va cogiendo forma con una interfaz que da alegría mirarla porque si no hubiera tenido al principio una interfaz cómoda mi vista se hubiera cansado mucho antes y no estaría tan motivado haciendo el back-end ya que mi especialidad es el front-end</text:span></text:p>
      <text:p text:style-name="P4"/>
      <text:p text:style-name="P4"/>
      <text:p text:style-name="P4"/>
      <text:p text:style-name="P4"/>
      <text:p text:style-name="P4"/>
      <text:p text:style-name="P43"/>
      <text:p text:style-name="P53"><text:soft-page-break/>BIBLIOGRAFÍA:</text:p>
      <text:list xml:id="list1283448369" text:style-name="L9">
        <text:list-header>
          <text:p text:style-name="P45"/>
        </text:list-header>
        <text:list-item>
          <text:p text:style-name="P67"><text:a xlink:type="simple" xlink:href="https://plantillashtmlgratis.com/" office:name="Plantillas bootstrap" text:style-name="Internet_20_link" text:visited-style-name="Visited_20_Internet_20_Link"><text:span text:style-name="T21">Plantillas bootstrap</text:span></text:a></text:p>
          <text:p text:style-name="P45"/>
        </text:list-item>
        <text:list-item>
          <text:p text:style-name="P67"><text:a xlink:type="simple" xlink:href="https://parzibyte.me/blog/2021/01/04/graficas-chart-js-ajax-php/" office:name="Biblioteca chart.js" text:style-name="Internet_20_link" text:visited-style-name="Visited_20_Internet_20_Link"><text:span text:style-name="T21">Biblioteca chart.js</text:span></text:a></text:p>
          <text:p text:style-name="P46"/>
        </text:list-item>
        <text:list-item>
          <text:p text:style-name="P67"><text:a xlink:type="simple" xlink:href="https://www.youtube.com/watch?v=5gVOlPLz7Hk" office:name="Video de como hacer el dinosaurio" text:style-name="Internet_20_link" text:visited-style-name="Visited_20_Internet_20_Link"><text:span text:style-name="T21">Video de como hacer el dinosaurio</text:span></text:a></text:p>
          <text:p text:style-name="P46"/>
        </text:list-item>
        <text:list-item>
          <text:p text:style-name="P67"><text:a xlink:type="simple" xlink:href="https://www.youtube.com/watch?v=n8ujo9spBR4" office:name="Video de como hacer memorama" text:style-name="Internet_20_link" text:visited-style-name="Visited_20_Internet_20_Link"><text:span text:style-name="T21">Video de como hacer memorama</text:span></text:a></text:p>
          <text:p text:style-name="P67"><text:span text:style-name="T21"/></text:p>
        </text:list-item>
        <text:list-item>
          <text:p text:style-name="P67"><text:a xlink:type="simple" xlink:href="https://www.freepik.com/?j=395134&amp;sfmc_sub=399998461&amp;l=318_HTML&amp;u=11479498&amp;mid=510002994&amp;jb=2616&amp;utm_source=sfmc&amp;utm_medium=email&amp;utm_campaign=Journey_Engagement_E43_Go_Premium_Dto&amp;utm_term=Header+Freepik&amp;utm_id=395134&amp;sfmc_id=399998461&amp;utm_source=sfmc&amp;utm_term=Header+Freepik&amp;utm_content=71521&amp;utm_id=3cfc8c88-7697-49c6-bf87-6491ade7a212&amp;sfmc_activityid=78dd766e-ddfa-4736-9863-f20a668d1f3d&amp;utm_medium=email&amp;utm_campaign=Journey_Engagement_E43_Go_Premium_Dto&amp;sfmc_journey_id=3cfc8c88-7697-49c6-bf87-6491ade7a212&amp;sfmc_journey_name=oJruen_ynEagegemtnE_&amp;sfmc_activity_id=78dd766e-ddfa-4736-9863-f20a668d1f3d&amp;sfmc_activity_name=oJruen_ynEagegemtnE_34G__orPmeui_mtDo&amp;sfmc_asset_id=71521&amp;sfmc_channel=email" office:name="Imagenes" text:style-name="Internet_20_link" text:visited-style-name="Visited_20_Internet_20_Link"><text:span text:style-name="T21">Imagenes</text:span></text:a></text:p>
          <text:p text:style-name="P46"/>
        </text:list-item>
        <text:list-item>
          <text:p text:style-name="P67"><text:a xlink:type="simple" xlink:href="https://chat.openai.com/" office:name="ChatGPT" text:style-name="Internet_20_link" text:visited-style-name="Visited_20_Internet_20_Link"><text:span text:style-name="T21">ChatGPT</text:span></text: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4T20:37:59.209000000</meta:creation-date>
    <dc:date>2023-05-15T16:08:09.210000000</dc:date>
    <meta:editing-duration>PT8H16M39S</meta:editing-duration>
    <meta:editing-cycles>12</meta:editing-cycles>
    <meta:generator>LibreOffice/7.5.1.2$Windows_X86_64 LibreOffice_project/fcbaee479e84c6cd81291587d2ee68cba099e129</meta:generator>
    <meta:document-statistic meta:table-count="0" meta:image-count="0" meta:object-count="0" meta:page-count="10" meta:paragraph-count="149" meta:word-count="2276" meta:character-count="13085" meta:non-whitespace-character-count="10836"/>
  </office:meta>
</office:document-meta>
</file>